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4]; &quot;} trait that is a {quality of} a {whole plant} that does not have any &quot;; SUBSTITUTE([.E4]; &quot;'&quot;; &quot;&quot;); &quot;s {$&quot;; [.E4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initial shoot growth presence' AND 'has quality measurement' SOME (&#10;    'measurement datum' AND (&#10;        ('upper count' VALUE 0) OR ('upper percent' VALUE 0.0f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presence' AND 'has quality measurement' SOME (&#10;    'measurement datum' AND (&#10;        ('upper count' VALUE 0) OR ('upper percent' VALUE 0.0f)&#10;    )&#10;)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first growth cycle presence' AND 'has quality measurement' SOME (&#10;    'measurement datum' AND (&#10;        ('upper count' VALUE 0) OR ('upper percent' VALUE 0.0f)&#10;    )&#10;)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edling presence' AND 'has quality measurement' SOME (&#10;    'measurement datum' AND (&#10;        ('upper count' VALUE 0) OR ('upper percent' VALUE 0.0f)&#10;    )&#10;)" calcext:value-type="string">
            <text:p>'seedling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later growth cycle presence' AND 'has quality measurement' SOME (&#10;    'measurement datum' AND (&#10;        ('upper count' VALUE 0) OR ('upper percent' VALUE 0.0f)&#10;    )&#10;)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swelling leaf buds absent'" calcext:value-type="string">
            <text:p>'swelling leaf buds absent'</text:p>
          </table:table-cell>
          <table:table-cell office:value-type="string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welling leaf bud presence' AND 'has quality measurement' SOME (&#10;    'measurement datum' AND (&#10;        ('upper count' VALUE 0) OR ('upper percent' VALUE 0.0f)&#10;    )&#10;)" calcext:value-type="string">
            <text:p>'swell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0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breaking leaf buds absent'" calcext:value-type="string">
            <text:p>'breaking leaf buds absent'</text:p>
          </table:table-cell>
          <table:table-cell office:value-type="string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breaking leaf bud presence' AND 'has quality measurement' SOME (&#10;    'measurement datum' AND (&#10;        ('upper count' VALUE 0) OR ('upper percent' VALUE 0.0f)&#10;    )&#10;)" calcext:value-type="string">
            <text:p>'break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1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3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3]; &quot;} trait that is a {quality of} a {whole plant} that does not have any &quot;; SUBSTITUTE(SUBSTITUTE([.E13]; &quot;'&quot;; &quot;&quot;); &quot;leaf&quot;; &quot;leaves&quot;); &quot; {$&quot;; [.E13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vascular leaf presence' AND 'has quality measurement' SOME (&#10;    'measurement datum' AND (&#10;        ('upper count' VALUE 0) OR ('upper percent' VALUE 0.0f)&#10;    )&#10;)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3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4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true leaf presence' AND 'has quality measurement' SOME (&#10;    'measurement datum' AND (&#10;        ('upper count' VALUE 0) OR ('upper percent' VALUE 0.0f)&#10;    )&#10;)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4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5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ing true leaf presence' AND 'has quality measurement' SOME (&#10;    'measurement datum' AND (&#10;        ('upper count' VALUE 0) OR ('upper percent' VALUE 0.0f)&#10;    )&#10;)" calcext:value-type="string">
            <text:p>'unfol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5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5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ed true leaf presence' AND 'has quality measurement' SOME (&#10;    'measurement datum' AND (&#10;        ('upper count' VALUE 0) OR ('upper percent' VALUE 0.0f)&#10;    )&#10;)" calcext:value-type="string">
            <text:p>'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6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senescing unfolded true leaf presence' AND 'has quality measurement' SOME (&#10;    'measurement datum' AND (&#10;        ('upper count' VALUE 0) OR ('upper percent' VALUE 0.0f)&#10;    )&#10;)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7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nescing true leaf presence' AND 'has quality measurement' SOME (&#10;    'measurement datum' AND (&#10;        ('upper count' VALUE 0) OR ('upper percent' VALUE 0.0f)&#10;    )&#10;)" calcext:value-type="string">
            <text:p>'senesc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8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mmature unfolded true leaf presence' AND 'has quality measurement' SOME (&#10;    'measurement datum' AND (&#10;        ('upper count' VALUE 0) OR ('upper percent' VALUE 0.0f)&#10;    )&#10;)" calcext:value-type="string">
            <text:p>'immature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9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mature true leaf presence' AND 'has quality measurement' SOME (&#10;    'measurement datum' AND (&#10;        ('upper count' VALUE 0) OR ('upper percent' VALUE 0.0f)&#10;    )&#10;)" calcext:value-type="string">
            <text:p>'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0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unfolded true leaf presence' AND 'has quality measurement' SOME (&#10;    'measurement datum' AND (&#10;        ('upper count' VALUE 0) OR ('upper percent' VALUE 0.0f)&#10;    )&#10;)" calcext:value-type="string">
            <text:p>'expand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1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ed immature true leaf presence' AND 'has quality measurement' SOME (&#10;    'measurement datum' AND (&#10;        ('upper count' VALUE 0) OR ('upper percent' VALUE 0.0f)&#10;    )&#10;)" calcext:value-type="string">
            <text:p>'expanded im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2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true leaf presence' AND 'has quality measurement' SOME (&#10;    'measurement datum' AND (&#10;        ('upper count' VALUE 0) OR ('upper percent' VALUE 0.0f)&#10;    )&#10;)" calcext:value-type="string">
            <text:p>'expan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3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5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5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3" office:value-type="string" calcext:value-type="string">
            <text:p>'reproductive structure'</text:p>
          </table:table-cell>
          <table:table-cell table:style-name="ce8" table:formula="of:=CONCATENATE(&quot;A {&quot;; [.D25]; &quot;} trait that is a {quality of} a {whole plant} that does not have any &quot;; SUBSTITUTE(SUBSTITUTE([.E25]; &quot;'&quot;; &quot;s&quot;; 2); &quot;'&quot;; &quot;&quot;); &quot; {$&quot;; [.E25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5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6]; &quot; presence&quot;; &quot;s absent&quot;)" office:value-type="string" office:string-value="'flower buds absent'" calcext:value-type="string">
            <text:p>'flower buds absent'</text:p>
          </table:table-cell>
          <table:table-cell office:value-type="string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26]; &quot;} trait that is a {quality of} a {whole plant} that does not have any flower buds {$&quot;; [.E26]; &quot;}.&quot;)" office:value-type="string" office:string-value="A {'flower bud presence'} trait that is a {quality of} a {whole plant} that does not have any flower buds {$PO:'flower bud'}." calcext:value-type="string">
            <text:p>A {'flower bud presence'} trait that is a {quality of} a {whole plant} that does not have any flower buds {$PO:'flower bud'}.</text:p>
          </table:table-cell>
          <table:table-cell table:style-name="ce5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bud presence' AND 'has quality measurement' SOME (&#10;    'measurement datum' AND (&#10;        ('upper count' VALUE 0) OR ('upper percent' VALUE 0.0f)&#10;    )&#10;)" calcext:value-type="string">
            <text:p>'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6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7]; &quot; presence&quot;; &quot;s absent&quot;)" office:value-type="string" office:string-value="'dormant flower buds absent'" calcext:value-type="string">
            <text:p>'dormant flower buds absent'</text:p>
          </table:table-cell>
          <table:table-cell table:formula="of:=SUBSTITUTE([.E27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3" office:value-type="string" calcext:value-type="string">
            <text:p>'dormant flower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dormant flower bud presence'} trait that is a {quality of} a {whole plant} that does not have any dormant flower buds {$'dormant flower bud'}." calcext:value-type="string">
            <text:p>A {'dormant flower bud presence'} trait that is a {quality of} a {whole plant} that does not have any dormant flower buds {$'dormant flower bud'}.</text:p>
          </table:table-cell>
          <table:table-cell table:style-name="ce5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dormant flower bud presence' AND 'has quality measurement' SOME (&#10;    'measurement datum' AND (&#10;        ('upper count' VALUE 0) OR ('upper percent' VALUE 0.0f)&#10;    )&#10;)" calcext:value-type="string">
            <text:p>'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7]; &quot;absent&quot;; &quot;present&quot;)" office:value-type="string" office:string-value="'dormant flower buds present'" calcext:value-type="string">
            <text:p>'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7]; &quot;)&quot;; CHAR(10); &quot;)&quot;)" office:value-type="string" office:string-value="'plant structure presence' AND 'quality of' SOME (&#10;    'whole plant' AND NOT ('has part' SOME 'dormant flower bud')&#10;)" calcext:value-type="string">
            <text:p>'plant structure presence' AND 'quality of' SOME (</text:p>
            <text:p>    'whole plant' AND NOT ('has part' SOME 'dormant flower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non-dormant flower buds absent'" calcext:value-type="string">
            <text:p>'non-dormant flower buds absent'</text:p>
          </table:table-cell>
          <table:table-cell table:formula="of:=SUBSTITUTE([.E28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3" office:value-type="string" calcext:value-type="string">
            <text:p>'non-dormant flower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dormant flower bud presence'} trait that is a {quality of} a {whole plant} that does not have any non-dormant flower buds {$'non-dormant flower bud'}." calcext:value-type="string">
            <text:p>A {'non-dormant flower bud presence'} trait that is a {quality of} a {whole plant} that does not have any non-dormant flower buds {$'non-dormant flower bud'}.</text:p>
          </table:table-cell>
          <table:table-cell table:style-name="ce5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presence' AND 'has quality measurement' SOME (&#10;    'measurement datum' AND (&#10;        ('upper count' VALUE 0) OR ('upper percent' VALUE 0.0f)&#10;    )&#10;)" calcext:value-type="string">
            <text:p>'non-dormant 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8]; &quot;absent&quot;; &quot;present&quot;)" office:value-type="string" office:string-value="'non-dormant flower buds present'" calcext:value-type="string">
            <text:p>'non-dormant flower bud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non-dormant flower bud')&#10;)" calcext:value-type="string">
            <text:p>'plant structure presence' AND 'quality of' SOME (</text:p>
            <text:p>    'whole plant' AND NOT ('has part' SOME 'non-dormant flower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office:value-type="string" calcext:value-type="string">
            <text:p>'non-dormant flower buds or fresh flowers absent'</text:p>
          </table:table-cell>
          <table:table-cell table:formula="of:=SUBSTITUTE([.E29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3" office:value-type="string" calcext:value-type="string">
            <text:p>'non-dormant flower bud or fresh flower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flower bud or fresh flower presence'} trait that is a {quality of} a {whole plant} that does not have any non-dormant flower bud or fresh flowers {$'non-dormant flower bud or fresh flower'}." calcext:value-type="string">
            <text:p>A {'non-dormant flower bud or fresh flower presence'} trait that is a {quality of} a {whole plant} that does not have any non-dormant flower bud or fresh flowers {$'non-dormant flower bud or fresh flower'}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flower bud or fresh flower presence' AND 'has quality measurement' SOME (&#10;    'measurement datum' AND (&#10;        ('upper count' VALUE 0) OR ('upper percent' VALUE 0.0f)&#10;    )&#10;)" calcext:value-type="string">
            <text:p>'non-dormant flower bud or 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9]; &quot;absent&quot;; &quot;present&quot;)" office:value-type="string" office:string-value="'non-dormant flower buds or fresh flowers present'" calcext:value-type="string">
            <text:p>'non-dormant flower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'non-dormant flower bud or fresh flower')&#10;)" calcext:value-type="string">
            <text:p>'plant structure presence' AND 'quality of' SOME (</text:p>
            <text:p>    'whole plant' AND NOT ('has part' SOME 'non-dormant flower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flowers absent'" calcext:value-type="string">
            <text:p>'flowers absent'</text:p>
          </table:table-cell>
          <table:table-cell office:value-type="string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0]; &quot;} trait that is a {quality of} a {whole plant} that does not have any flowers {$&quot;; [.E30]; &quot;}.&quot;)" office:value-type="string" office:string-value="A {'flower presence'} trait that is a {quality of} a {whole plant} that does not have any flowers {$PO:'flower'}." calcext:value-type="string">
            <text:p>A {'flower presence'} trait that is a {quality of} a {whole plant} that does not have any flowers {$PO:'flower'}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0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1]; &quot;'&quot;; &quot; presence'&quot;; 2)" office:value-type="string" office:string-value="'fresh flower presence'" calcext:value-type="string">
            <text:p>'fresh flower presence'</text:p>
          </table:table-cell>
          <table:table-cell table:style-name="ce3" office:value-type="string" calcext:value-type="string">
            <text:p>'fresh flower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presence' AND 'has quality measurement' SOME (&#10;    'measurement datum' AND (&#10;        ('upper count' VALUE 0) OR ('upper percent' VALUE 0.0f)&#10;    )&#10;)" calcext:value-type="string">
            <text:p>'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1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2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3" office:value-type="string" calcext:value-type="string">
            <text:p>'fresh flower hea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head presence' AND 'has quality measurement' SOME (&#10;    'measurement datum' AND (&#10;        ('upper count' VALUE 0) OR ('upper percent' VALUE 0.0f)&#10;    )&#10;)" calcext:value-type="string">
            <text:p>'fresh 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2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3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8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3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8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4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5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35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3" office:value-type="string" calcext:value-type="string">
            <text:p>'ripening fruit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8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5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6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36]; &quot;'&quot;; &quot; presence'&quot;; 2)" office:value-type="string" office:string-value="'unripe fruit presence'" calcext:value-type="string">
            <text:p>'unripe fruit presence'</text:p>
          </table:table-cell>
          <table:table-cell table:style-name="ce3" office:value-type="string" calcext:value-type="string">
            <text:p>'unripe fruit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8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fruit presence' AND 'has quality measurement' SOME (&#10;    'measurement datum' AND (&#10;        ('upper count' VALUE 0) OR ('upper percent' VALUE 0.0f)&#10;    )&#10;)" calcext:value-type="string">
            <text:p>'un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6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7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37]; &quot;'&quot;; &quot; presence'&quot;; 2)" office:value-type="string" office:string-value="'ripe fruit presence'" calcext:value-type="string">
            <text:p>'ripe fruit presence'</text:p>
          </table:table-cell>
          <table:table-cell table:style-name="ce3" office:value-type="string" calcext:value-type="string">
            <text:p>'ripe fruit'</text:p>
          </table:table-cell>
          <table:table-cell table:style-name="ce8" table:formula="of:=CONCATENATE(&quot;An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n {'ripe fruit presence'} trait that is a {quality of} a {whole plant} that does not have any ripe fruits {$'ripe fruit'}." calcext:value-type="string">
            <text:p>An {'ripe fruit presence'} trait that is a {quality of} a {whole plant} that does not have any ripe fruits {$'ripe fruit'}.</text:p>
          </table:table-cell>
          <table:table-cell table:style-name="ce8" table:formula="of:=CONCATENATE([.D3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 calcext:value-type="string">
            <text:p>'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7]; &quot;absent&quot;; &quot;present&quot;)" office:value-type="string" office:string-value="'ripe fruits present'" calcext:value-type="string">
            <text:p>'ripe fruits present'</text:p>
          </table:table-cell>
          <table:table-cell table:style-name="ce5" table:formula="of:=CONCATENATE(&quot;'plant structure presence' AND 'quality of' SOME (&quot;; CHAR(10); &quot;    'whole plant' AND NOT ('has part' SOME &quot;; [.E37]; &quot;)&quot;; CHAR(10); &quot;)&quot;)" office:value-type="string" office:string-value="'plant structure presence' AND 'quality of' SOME (&#10;    'whole plant' AND NOT ('has part' SOME 'ripe fruit')&#10;)" calcext:value-type="string">
            <text:p>'plant structure presence' AND 'quality of' SOME (</text:p>
            <text:p>    'whole plant' AND NOT ('has part' SOME '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style-name="ce5" table:formula="of:=SUBSTITUTE([.D39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39]; &quot;} trait that is a {quality of} a {whole plant} that does not have any cones {$&quot;; [.E39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8" table:formula="of:=CONCATENATE([.D3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9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style-name="ce5" table:formula="of:=SUBSTITUTE([.D40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40]; &quot;} trait that is a {quality of} a {whole plant} that does not have any pollen cones {$&quot;; [.E40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8" table:formula="of:=CONCATENATE([.D4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0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style-name="ce5" table:formula="of:=SUBSTITUTE([.D41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4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8" table:formula="of:=CONCATENATE([.D4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pollen cone presence' AND 'has quality measurement' SOME (&#10;    'measurement datum' AND (&#10;        ('upper count' VALUE 0) OR ('upper percent' VALUE 0.0f)&#10;    )&#10;)" calcext:value-type="string">
            <text:p>'fresh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1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style-name="ce5" table:formula="of:=SUBSTITUTE([.D42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4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8" table:formula="of:=CONCATENATE([.D4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2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style-name="ce5" table:formula="of:=SUBSTITUTE([.D43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4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8" table:formula="of:=CONCATENATE([.D4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3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style-name="ce5" table:formula="of:=SUBSTITUTE([.D44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44]; &quot;} trait that is a {quality of} a {whole plant} that does not have any seed cones {$&quot;; [.E44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8" table:formula="of:=CONCATENATE([.D4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4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style-name="ce5" table:formula="of:=SUBSTITUTE([.D45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4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8" table:formula="of:=CONCATENATE([.D4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seed cone presence' AND 'has quality measurement' SOME (&#10;    'measurement datum' AND (&#10;        ('upper count' VALUE 0) OR ('upper percent' VALUE 0.0f)&#10;    )&#10;)" calcext:value-type="string">
            <text:p>'fresh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5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style-name="ce5" table:formula="of:=SUBSTITUTE([.D46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4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8" table:formula="of:=CONCATENATE([.D4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6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style-name="ce5" table:formula="of:=SUBSTITUTE([.D47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4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8" table:formula="of:=CONCATENATE([.D4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7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7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style-name="ce5" table:formula="of:=SUBSTITUTE([.D48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4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48]; &quot;} trait that is a {quality of} a {whole plant} that does not have any &quot;; SUBSTITUTE(SUBSTITUTE([.E48]; &quot;'&quot;; &quot;s&quot;; 2); &quot;'&quot;; &quot;&quot;); &quot; {$&quot;; [.E48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8" table:formula="of:=CONCATENATE([.D4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seed cone presence' AND 'has quality measurement' SOME (&#10;    'measurement datum' AND (&#10;        ('upper count' VALUE 0) OR ('upper percent' VALUE 0.0f)&#10;    )&#10;)" calcext:value-type="string">
            <text:p>'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8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48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49]; &quot; presence&quot;; &quot;s absent&quot;)">
            <text:p/>
          </table:table-cell>
          <table:table-cell/>
          <table:table-cell table:style-name="ce7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f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50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8" table:formula="of:=CONCATENATE([.D5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1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51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8" table:formula="of:=CONCATENATE([.D5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2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52]; &quot;))&quot;; CHAR(10); &quot;)&quot;)" office:value-type="string" office:string-value="'abscised plant structure presence' AND 'quality of' SOME (&#10;    'whole plant' AND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8" table:formula="of:=CONCATENATE([.D5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3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53]; &quot;))&quot;; CHAR(10); &quot;)&quot;)" office:value-type="string" office:string-value="'abscised plant structure presence' AND 'quality of' SOME (&#10;    'whole plant' AND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2:38:38.471057001</dc:date>
    <dc:creator>Brian </dc:creator>
    <meta:editing-duration>P20DT10H27M45S</meta:editing-duration>
    <meta:editing-cycles>157</meta:editing-cycles>
    <meta:generator>LibreOffice/5.1.4.2$Linux_X86_64 LibreOffice_project/10m0$Build-2</meta:generator>
    <meta:document-statistic meta:table-count="1" meta:cell-count="433" meta:object-count="0"/>
  </office:meta>
</office:document-meta>
</file>